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obotics Club!<text:tab/>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header>
                <text:p>Announcement!</text:p>
              </text:list-header>
              <text:list-item>
                <text:p>Wednesday Work Nights! (Lorin)</text:p>
              </text:list-item>
              <text:list-item>
                <text:p>Web tutorial! (2pm, Dana 3, Sunday)! (Gabe)</text:p>
              </text:list-item>
              <text:list-item>
                <text:p>Video for Robotics Week! (Dr. Taylor)</text:p>
              </text:list-item>
              <text:list-item>
                <text:p>UAV Competition (Lorin?)</text:p>
              </text:list-item>
              <text:list-item>
                <text:p>Robotics Club Logo (Matt Foreman)</text:p>
              </text:list-item>
              <text:list-item>
                <text:p>End of the year party/presentation (Gabe)</text:p>
              </text:list-item>
              <text:list-item>
                <text:p>Github! <text:a xlink:href="https://github.com/wsu-robotics" xlink:type="simple">https://github.com/wsu-robotics</text:a> (Lorin)</text:p>
              </text:list-item>
              <text:list-item>
                <text:p>Project Updates </text:p>
                <text:list>
                  <text:list-item>
                    <text:p>Robotic Arm (Matt Long)</text:p>
                  </text:list-item>
                  <text:list-item>
                    <text:p>Sumobot (Joey)</text:p>
                  </text:list-item>
                  <text:list-item>
                    <text:p>Hexipod (Gabe Nelson)</text:p>
                  </text:list-item>
                  <text:list-item>
                    <text:p>WALL-E (Brand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7T10:07:01</meta:creation-date>
    <dc:date>2014-03-27T10:26:12</dc:date>
    <meta:editing-duration>PT3M25S</meta:editing-duration>
    <meta:editing-cycles>1</meta:editing-cycles>
    <meta:document-statistic meta:object-count="25"/>
    <meta:generator>LibreOffice/3.5$Linux_X86_64 LibreOffice_project/350m1$Build-2</meta:generator>
  </office:meta>
</office:document-meta>
</file>